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75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14pt" fo:font-style="normal" fo:font-weight="normal" officeooo:rsid="00220e91" officeooo:paragraph-rsid="00220e91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style:font-name="Consolas" fo:font-size="14pt" fo:font-style="normal" fo:font-weight="normal" officeooo:rsid="001cbb2c" officeooo:paragraph-rsid="001cbb2c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Consolas" fo:font-size="14pt" fo:font-style="normal" fo:font-weight="normal" officeooo:rsid="001d5365" officeooo:paragraph-rsid="001d5365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style:font-name="Consolas" fo:font-size="14pt" fo:font-style="normal" fo:font-weight="normal" officeooo:rsid="0021b587" officeooo:paragraph-rsid="0021b587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style:font-name="Consolas" fo:font-size="14pt" fo:font-style="normal" fo:font-weight="normal" officeooo:rsid="001fe97f" officeooo:paragraph-rsid="001fe97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Consolas" fo:font-size="14pt" fo:font-style="normal" fo:font-weight="normal" officeooo:rsid="0024e652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Consolas" fo:font-size="14pt" fo:font-style="normal" fo:font-weight="normal" officeooo:rsid="00298159" officeooo:paragraph-rsid="00298159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style:font-name="Consolas" fo:font-size="14pt" fo:font-style="normal" fo:font-weight="normal" officeooo:rsid="002d3697" officeooo:paragraph-rsid="002d369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style:font-name="Consolas" fo:font-size="14pt" fo:font-style="normal" fo:font-weight="normal" officeooo:rsid="002f4d49" officeooo:paragraph-rsid="002f4d4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Consolas" fo:font-size="14pt" fo:font-style="normal" fo:font-weight="normal" officeooo:rsid="0031e553" officeooo:paragraph-rsid="0031e553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Consolas" fo:font-size="14pt" fo:font-style="normal" fo:font-weight="normal" officeooo:rsid="0033f4d4" officeooo:paragraph-rsid="0033f4d4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Consolas" fo:font-size="14pt" fo:font-style="normal" fo:font-weight="normal" officeooo:rsid="00356bd2" officeooo:paragraph-rsid="00356bd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Consolas" fo:font-size="14pt" fo:font-style="normal" fo:font-weight="normal" officeooo:rsid="003665db" officeooo:paragraph-rsid="003665d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font-name="Consolas" fo:font-size="14pt" fo:font-style="normal" fo:font-weight="normal" officeooo:rsid="00390198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Consolas" fo:font-size="14pt" fo:font-style="normal" fo:font-weight="normal" officeooo:rsid="0039a2e9" officeooo:paragraph-rsid="0039a2e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Consolas" fo:font-size="14pt" fo:font-style="normal" fo:font-weight="normal" officeooo:rsid="003ab546" officeooo:paragraph-rsid="003ab546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Consolas" fo:font-size="14pt" fo:font-style="normal" fo:font-weight="normal" officeooo:rsid="003b62c2" officeooo:paragraph-rsid="003b62c2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Consolas" fo:font-size="14pt" fo:font-style="normal" fo:font-weight="normal" officeooo:rsid="0041f978" officeooo:paragraph-rsid="0041f978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Consolas" fo:font-size="14pt" fo:font-style="normal" fo:font-weight="normal" officeooo:rsid="00437427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Consolas" fo:font-size="14pt" fo:font-style="normal" fo:font-weight="normal" officeooo:rsid="0043ce35" officeooo:paragraph-rsid="0043742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Consolas" fo:font-size="14pt" fo:font-style="normal" fo:font-weight="normal" officeooo:rsid="00483544" officeooo:paragraph-rsid="00483544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Consolas" fo:font-size="14pt" fo:font-style="normal" fo:font-weight="normal" officeooo:rsid="0048d97d" officeooo:paragraph-rsid="0048d97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Consolas" fo:font-size="14pt" fo:font-style="normal" fo:font-weight="normal" officeooo:rsid="004c0df0" officeooo:paragraph-rsid="004c0df0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style:font-name="Consolas" fo:font-size="14pt" fo:font-style="normal" fo:font-weight="normal" officeooo:rsid="004d94a0" officeooo:paragraph-rsid="004d94a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style:font-name="Consolas" fo:font-size="14pt" fo:font-style="normal" fo:font-weight="normal" officeooo:rsid="004ea69b" officeooo:paragraph-rsid="004ea69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Consolas" fo:font-size="14pt" fo:font-style="normal" fo:font-weight="normal" officeooo:rsid="0050a4d4" officeooo:paragraph-rsid="0050a4d4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text-properties style:font-name="Consolas" fo:font-size="14pt" fo:font-style="normal" fo:font-weight="normal" officeooo:rsid="0050b98f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text-properties style:font-name="Consolas" fo:font-size="14pt" fo:font-style="normal" fo:font-weight="normal" officeooo:rsid="00510b5e" officeooo:paragraph-rsid="00510b5e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style:font-name="Consolas" fo:font-size="14pt" fo:font-style="normal" fo:font-weight="normal" officeooo:rsid="005138c2" officeooo:paragraph-rsid="005138c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text-properties style:font-name="Consolas" fo:font-size="14pt" fo:font-style="normal" fo:font-weight="normal" officeooo:rsid="00546c8e" officeooo:paragraph-rsid="00546c8e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text-properties style:font-name="Consolas" fo:font-size="14pt" fo:font-style="normal" fo:font-weight="normal" officeooo:rsid="00576c80" officeooo:paragraph-rsid="00576c80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text-properties style:font-name="Consolas" fo:font-size="14pt" fo:font-style="normal" fo:font-weight="normal" officeooo:rsid="005df3ae" officeooo:paragraph-rsid="005df3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style:font-name="Consolas" fo:font-size="14pt" fo:font-style="normal" fo:font-weight="normal" officeooo:rsid="0061a407" officeooo:paragraph-rsid="0061a407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style:font-name="Consolas" fo:font-size="14pt" fo:font-style="normal" fo:font-weight="normal" officeooo:rsid="0062df9e" officeooo:paragraph-rsid="0062df9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font-name="Consolas" fo:font-size="14pt" fo:font-style="normal" fo:font-weight="normal" officeooo:rsid="0064fb65" officeooo:paragraph-rsid="0064fb6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text-properties style:font-name="Consolas" fo:font-size="14pt" fo:font-style="normal" fo:font-weight="normal" officeooo:rsid="006557e7" officeooo:paragraph-rsid="006557e7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font-name="Consolas" fo:font-size="14pt" fo:font-style="normal" fo:font-weight="normal" officeooo:rsid="0065a958" officeooo:paragraph-rsid="0065a958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style:font-name="Consolas" fo:font-size="14pt" fo:font-style="normal" fo:font-weight="normal" officeooo:rsid="00667ed5" officeooo:paragraph-rsid="00667ed5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font-name="Consolas" fo:font-size="14pt" fo:font-style="normal" fo:font-weight="normal" officeooo:rsid="00684302" officeooo:paragraph-rsid="00684302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font-name="Consolas" fo:font-size="14pt" fo:font-style="normal" fo:font-weight="normal" officeooo:rsid="006945cb" officeooo:paragraph-rsid="006945cb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font-name="Consolas" fo:font-size="14pt" fo:font-style="normal" fo:font-weight="normal" officeooo:rsid="006a8144" officeooo:paragraph-rsid="006a8144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font-name="Consolas" fo:font-size="14pt" fo:font-style="normal" fo:font-weight="bold" officeooo:rsid="001cbb2c" officeooo:paragraph-rsid="001cbb2c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font-name="Consolas" fo:font-size="14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font-name="Consolas" fo:font-size="14pt" fo:font-style="normal" fo:font-weight="bold" officeooo:rsid="0024e652" officeooo:paragraph-rsid="0024e652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font-name="Consolas" fo:font-size="14pt" fo:font-style="normal" fo:font-weight="bold" officeooo:rsid="002d3697" officeooo:paragraph-rsid="002d3697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font-name="Consolas" fo:font-size="14pt" fo:font-style="normal" fo:font-weight="bold" officeooo:rsid="002e8ab4" officeooo:paragraph-rsid="002e8ab4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font-name="Consolas" fo:font-size="14pt" fo:font-style="normal" fo:font-weight="bold" officeooo:rsid="002fc5ca" officeooo:paragraph-rsid="002fc5ca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font-name="Consolas" fo:font-size="14pt" fo:font-style="normal" fo:font-weight="bold" officeooo:rsid="00309cae" officeooo:paragraph-rsid="00309cae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font-name="Consolas" fo:font-size="14pt" fo:font-style="normal" fo:font-weight="bold" officeooo:rsid="003665db" officeooo:paragraph-rsid="003665db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font-name="Consolas" fo:font-size="14pt" fo:font-style="normal" fo:font-weight="bold" officeooo:rsid="00390198" officeooo:paragraph-rsid="00390198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font-name="Consolas" fo:font-size="14pt" fo:font-style="normal" fo:font-weight="bold" officeooo:rsid="003b62c2" officeooo:paragraph-rsid="003b62c2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font-name="Consolas" fo:font-size="14pt" fo:font-style="normal" fo:font-weight="bold" officeooo:rsid="003ce3c7" officeooo:paragraph-rsid="003ce3c7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Consolas" fo:font-size="14pt" fo:font-style="normal" fo:font-weight="bold" officeooo:rsid="00409902" officeooo:paragraph-rsid="00409902" style:font-size-asian="12.25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font-name="Consolas" fo:font-size="14pt" fo:font-style="normal" fo:font-weight="bold" officeooo:rsid="00437427" officeooo:paragraph-rsid="00437427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font-name="Consolas" fo:font-size="14pt" fo:font-style="normal" fo:font-weight="bold" officeooo:rsid="0043ce35" officeooo:paragraph-rsid="0043ce35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font-name="Consolas" fo:font-size="14pt" fo:font-style="normal" fo:font-weight="bold" officeooo:rsid="004c0df0" officeooo:paragraph-rsid="004c0df0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font-name="Consolas" fo:font-size="14pt" fo:font-style="normal" fo:font-weight="bold" officeooo:rsid="004ea69b" officeooo:paragraph-rsid="004ea69b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font-name="Consolas" fo:font-size="14pt" fo:font-style="normal" fo:font-weight="bold" officeooo:rsid="0050b98f" officeooo:paragraph-rsid="0050b98f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font-name="Consolas" fo:font-size="14pt" fo:font-style="normal" fo:font-weight="bold" officeooo:rsid="00510b5e" officeooo:paragraph-rsid="00510b5e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font-name="Consolas" fo:font-size="14pt" fo:font-style="normal" fo:font-weight="bold" officeooo:rsid="00586890" officeooo:paragraph-rsid="00586890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font-name="Consolas" fo:font-size="14pt" fo:font-style="normal" fo:font-weight="bold" officeooo:rsid="0059e68b" officeooo:paragraph-rsid="0059e68b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font-name="Consolas" fo:font-size="14pt" fo:font-style="normal" fo:font-weight="bold" officeooo:rsid="005cd595" officeooo:paragraph-rsid="005cd595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font-name="Consolas" fo:font-size="14pt" fo:font-style="normal" fo:font-weight="bold" officeooo:rsid="005df3ae" officeooo:paragraph-rsid="005df3ae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Consolas" fo:font-size="14pt" fo:font-style="normal" fo:font-weight="bold" officeooo:rsid="0064fb65" officeooo:paragraph-rsid="0064fb65" style:font-size-asian="12.25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font-name="Consolas" fo:font-size="14pt" fo:font-style="normal" fo:font-weight="bold" officeooo:rsid="006557e7" officeooo:paragraph-rsid="006557e7" style:font-size-asian="12.25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Consolas" fo:font-size="14pt" fo:font-style="normal" fo:font-weight="bold" officeooo:rsid="00684302" officeooo:paragraph-rsid="00684302" style:font-size-asian="12.25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font-name="Consolas" fo:font-size="14pt" fo:font-style="normal" fo:font-weight="bold" officeooo:rsid="006a8144" officeooo:paragraph-rsid="006a8144" style:font-size-asian="12.25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font-name="Consolas" fo:font-size="14pt" fo:font-weight="bold" officeooo:rsid="001cbb2c" officeooo:paragraph-rsid="001cbb2c" style:font-size-asian="12.25pt" style:font-weight-asian="bold" style:font-size-complex="14pt" style:font-weight-complex="bold"/>
    </style:style>
    <style:style style:name="P76" style:family="paragraph" style:parent-style-name="Standard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77" style:family="paragraph" style:parent-style-name="Standard">
      <style:text-properties style:font-name="Consolas" fo:font-size="14pt" fo:font-style="italic" fo:font-weight="bold" officeooo:rsid="001cbb2c" officeooo:paragraph-rsid="001cbb2c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text-properties style:font-name="Consolas" fo:font-size="14pt" fo:font-style="italic" fo:font-weight="bold" officeooo:rsid="001fe664" officeooo:paragraph-rsid="001fe664" style:font-size-asian="12.25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text-properties style:font-name="Consolas" fo:font-size="14pt" fo:font-style="italic" fo:font-weight="bold" officeooo:rsid="001fe97f" officeooo:paragraph-rsid="001fe97f" style:font-size-asian="12.25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text-properties style:font-name="Consolas" fo:font-size="14pt" fo:font-style="italic" fo:font-weight="bold" officeooo:rsid="00220e91" officeooo:paragraph-rsid="00220e91" style:font-size-asian="12.25pt" style:font-style-asian="italic" style:font-weight-asian="bold" style:font-size-complex="14pt" style:font-style-complex="italic" style:font-weight-complex="bold"/>
    </style:style>
    <style:style style:name="P81" style:family="paragraph" style:parent-style-name="Standard">
      <style:text-properties style:font-name="Consolas" fo:font-size="14pt" fo:font-style="italic" fo:font-weight="bold" officeooo:rsid="002d3697" officeooo:paragraph-rsid="002d3697" style:font-size-asian="12.25pt" style:font-style-asian="italic" style:font-weight-asian="bold" style:font-size-complex="14pt" style:font-style-complex="italic" style:font-weight-complex="bold"/>
    </style:style>
    <style:style style:name="P82" style:family="paragraph" style:parent-style-name="Standard"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83" style:family="paragraph" style:parent-style-name="Standard">
      <style:text-properties style:font-name="Consolas" fo:font-size="14pt" fo:font-style="italic" fo:font-weight="normal" officeooo:rsid="0024e652" officeooo:paragraph-rsid="0024e652" style:font-size-asian="12.25pt" style:font-style-asian="italic" style:font-weight-asian="normal" style:font-size-complex="14pt" style:font-style-complex="italic" style:font-weight-complex="normal"/>
    </style:style>
    <style:style style:name="P84" style:family="paragraph" style:parent-style-name="Standard">
      <style:text-properties style:font-name="Consolas" fo:font-size="14pt" fo:font-style="italic" fo:font-weight="normal" officeooo:rsid="0050b98f" officeooo:paragraph-rsid="0050b98f" style:font-size-asian="12.25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86" style:family="paragraph" style:parent-style-name="Standard">
      <style:text-properties style:font-name="Consolas" fo:font-size="14pt" fo:font-style="italic" fo:font-weight="normal" officeooo:rsid="006a8144" officeooo:paragraph-rsid="006a8144" style:font-size-asian="12.25pt" style:font-style-asian="italic" style:font-weight-asian="normal" style:font-size-complex="14pt" style:font-style-complex="italic" style:font-weight-complex="normal"/>
    </style:style>
    <style:style style:name="P87" style:family="paragraph" style:parent-style-name="Standard">
      <style:text-properties style:font-name="Consolas" fo:font-size="26pt" fo:font-weight="bold" officeooo:rsid="001cbb2c" officeooo:paragraph-rsid="001cbb2c" style:font-size-asian="26pt" style:font-weight-asian="bold" style:font-size-complex="26pt" style:font-weight-complex="bold"/>
    </style:style>
    <style:style style:name="P88" style:family="paragraph" style:parent-style-name="Standard">
      <style:text-properties style:font-name="Consolas" fo:font-size="16pt" fo:font-weight="normal" officeooo:rsid="001cbb2c" officeooo:paragraph-rsid="001cbb2c" style:font-size-asian="14pt" style:font-weight-asian="normal" style:font-size-complex="16pt" style:font-weight-complex="normal"/>
    </style:style>
    <style:style style:name="P89" style:family="paragraph" style:parent-style-name="Standard">
      <style:text-properties style:font-name="Consolas" fo:font-size="16pt" fo:font-style="normal" fo:font-weight="bold" officeooo:rsid="001d5365" officeooo:paragraph-rsid="001d5365" style:font-size-asian="12.25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style:font-name="Consolas" fo:font-size="18pt" fo:font-weight="normal" officeooo:rsid="001cbb2c" officeooo:paragraph-rsid="001cbb2c" style:font-size-asian="12.25pt" style:font-weight-asian="normal" style:font-size-complex="14pt" style:font-weight-complex="normal"/>
    </style:style>
    <style:style style:name="P91" style:family="paragraph" style:parent-style-name="Standard">
      <style:text-properties style:font-name="Consolas" fo:font-size="18pt" fo:font-weight="normal" officeooo:rsid="00220e91" officeooo:paragraph-rsid="001cbb2c" style:font-size-asian="12.25pt" style:font-weight-asian="normal" style:font-size-complex="14pt" style:font-weight-complex="normal"/>
    </style:style>
    <style:style style:name="P92" style:family="paragraph" style:parent-style-name="Standard">
      <style:text-properties style:font-name="Consolas" fo:font-size="18pt" fo:font-weight="bold" officeooo:rsid="001cbb2c" officeooo:paragraph-rsid="001cbb2c" style:font-size-asian="12.25pt" style:font-weight-asian="bold" style:font-size-complex="14pt" style:font-weight-complex="bold"/>
    </style:style>
    <style:style style:name="P93" style:family="paragraph" style:parent-style-name="Standard">
      <style:text-properties style:font-name="Consolas" fo:font-size="18pt" fo:font-style="normal" fo:font-weight="bold" officeooo:rsid="0021b587" officeooo:paragraph-rsid="0021b587" style:font-size-asian="15.75pt" style:font-style-asian="normal" style:font-weight-asian="bold" style:font-size-complex="18pt" style:font-style-complex="normal" style:font-weight-complex="bold"/>
    </style:style>
    <style:style style:name="P94" style:family="paragraph" style:parent-style-name="Standard">
      <style:text-properties style:font-name="Consolas" fo:font-size="18pt" fo:font-style="normal" fo:font-weight="bold" officeooo:rsid="0043f61d" officeooo:paragraph-rsid="0043f61d" style:font-size-asian="15.75pt" style:font-style-asian="normal" style:font-weight-asian="bold" style:font-size-complex="18pt" style:font-style-complex="normal" style:font-weight-complex="bold"/>
    </style:style>
    <style:style style:name="P95" style:family="paragraph" style:parent-style-name="Standard">
      <style:text-properties style:font-name="Consolas" fo:font-size="18pt" fo:font-style="normal" fo:font-weight="bold" officeooo:rsid="0065a958" officeooo:paragraph-rsid="0065a958" style:font-size-asian="15.75pt" style:font-style-asian="normal" style:font-weight-asian="bold" style:font-size-complex="18pt" style:font-style-complex="normal" style:font-weight-complex="bold"/>
    </style:style>
    <style:style style:name="P96" style:family="paragraph" style:parent-style-name="Standard">
      <style:paragraph-properties style:line-height-at-least="0.198in"/>
      <style:text-properties fo:color="#d4d4d4" style:font-name="Droid Sans Mono" fo:font-size="20.5pt" fo:font-weight="normal" fo:background-color="#1e1e1e"/>
    </style:style>
    <style:style style:name="P97" style:family="paragraph" style:parent-style-name="Standard">
      <style:text-properties fo:color="#d4d4d4" style:font-name="Droid Sans Mono" fo:font-size="20.5pt" fo:font-style="italic" fo:font-weight="normal" officeooo:rsid="006a8144" officeooo:paragraph-rsid="006a8144" fo:background-color="#1e1e1e" style:font-size-asian="12.25pt" style:font-style-asian="italic" style:font-weight-asian="normal" style:font-size-complex="14pt" style:font-style-complex="italic" style:font-weight-complex="normal"/>
    </style:style>
    <style:style style:name="P98" style:family="paragraph" style:parent-style-name="Standard">
      <style:paragraph-properties style:line-height-at-least="0.198in"/>
      <style:text-properties fo:color="#d4d4d4" style:font-name="Droid Sans Mono" fo:font-size="14pt" fo:font-weight="normal" fo:background-color="#1e1e1e" style:font-size-asian="14pt" style:font-size-complex="14pt"/>
    </style:style>
    <style:style style:name="P9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2e8ab4" officeooo:paragraph-rsid="002e8ab4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1e553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39016" officeooo:paragraph-rsid="00339016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9a2e9" officeooo:paragraph-rsid="00390198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09902" officeooo:paragraph-rsid="00409902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43ce35" officeooo:paragraph-rsid="0043ce35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138c2" officeooo:paragraph-rsid="0050b98f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5ebf2" officeooo:paragraph-rsid="0055ebf2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945cb" officeooo:paragraph-rsid="00684302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a8144" officeooo:paragraph-rsid="006945cb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normal" officeooo:rsid="00586890" officeooo:paragraph-rsid="00586890" style:font-size-asian="12.25pt" style:font-style-asian="italic" style:font-weight-asian="normal" style:font-size-complex="14pt" style:font-style-complex="italic" style:font-weight-complex="normal"/>
    </style:style>
    <style:style style:name="P1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bold" officeooo:rsid="0064fb65" officeooo:paragraph-rsid="0064fb65" style:font-size-asian="12.25pt" style:font-style-asian="italic" style:font-weight-asian="bold" style:font-size-complex="14pt" style:font-style-complex="italic" style:font-weight-complex="bold"/>
    </style:style>
    <style:style style:name="P112" style:family="paragraph" style:parent-style-name="Table_20_Contents">
      <style:text-properties style:font-name="Consolas" fo:font-size="14pt" officeooo:rsid="00483544" officeooo:paragraph-rsid="00483544" style:font-size-asian="12.25pt" style:font-size-complex="14pt"/>
    </style:style>
    <style:style style:name="P113" style:family="paragraph" style:parent-style-name="Table_20_Contents">
      <style:text-properties style:font-name="Consolas" fo:font-size="14pt" officeooo:rsid="004b5b0a" officeooo:paragraph-rsid="004b5b0a" style:font-size-asian="12.25pt" style:font-size-complex="14pt"/>
    </style:style>
    <style:style style:name="P114" style:family="paragraph" style:parent-style-name="Table_20_Contents">
      <style:text-properties style:font-name="Consolas" fo:font-size="14pt" officeooo:rsid="0064fb65" officeooo:paragraph-rsid="0064fb65" style:font-size-asian="12.25pt" style:font-size-complex="14pt"/>
    </style:style>
    <style:style style:name="P115" style:family="paragraph" style:parent-style-name="Standard" style:list-style-name="L1">
      <style:text-properties style:font-name="Consolas" fo:font-size="14pt" fo:font-weight="normal" officeooo:rsid="001cbb2c" officeooo:paragraph-rsid="001cbb2c" style:font-size-asian="12.25pt" style:font-weight-asian="normal" style:font-size-complex="14pt" style:font-weight-complex="normal"/>
    </style:style>
    <style:style style:name="P116" style:family="paragraph" style:parent-style-name="Standard">
      <style:text-properties style:font-name="Consolas" fo:font-size="14pt" fo:font-style="normal" fo:font-weight="normal" officeooo:rsid="00220e91" officeooo:paragraph-rsid="00220e91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style:text-properties style:font-name="Consolas" fo:font-size="14pt" fo:font-style="normal" fo:font-weight="normal" officeooo:rsid="0024e652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style:text-properties style:font-name="Consolas" fo:font-size="14pt" fo:font-style="normal" fo:font-weight="normal" officeooo:rsid="0026b19c" officeooo:paragraph-rsid="0024e652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style:text-properties style:font-name="Consolas" fo:font-size="14pt" fo:font-style="normal" fo:font-weight="normal" officeooo:rsid="002fc5ca" officeooo:paragraph-rsid="002fc5ca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style:text-properties style:font-name="Consolas" fo:font-size="14pt" fo:font-style="normal" fo:font-weight="normal" officeooo:rsid="00309cae" officeooo:paragraph-rsid="00309cae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text-properties style:font-name="Consolas" fo:font-size="14pt" fo:font-style="normal" fo:font-weight="normal" officeooo:rsid="003ce3c7" officeooo:paragraph-rsid="003ce3c7" style:font-size-asian="12.25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2">
      <style:text-properties style:font-name="Consolas" fo:font-size="14pt" fo:font-style="normal" fo:font-weight="normal" officeooo:rsid="003e6586" officeooo:paragraph-rsid="003e6586" style:font-size-asian="12.25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list-style-name="L2">
      <style:text-properties style:font-name="Consolas" fo:font-size="14pt" fo:font-style="normal" fo:font-weight="normal" officeooo:rsid="003facb6" officeooo:paragraph-rsid="003facb6" style:font-size-asian="12.25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style:text-properties style:font-name="Consolas" fo:font-size="14pt" fo:font-style="normal" fo:font-weight="normal" officeooo:rsid="004c0df0" officeooo:paragraph-rsid="004c0df0" style:font-size-asian="12.25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style:text-properties style:font-name="Consolas" fo:font-size="14pt" fo:font-style="normal" fo:font-weight="normal" officeooo:rsid="004d94a0" officeooo:paragraph-rsid="004d94a0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style:text-properties style:font-name="Consolas" fo:font-size="14pt" fo:font-style="normal" fo:font-weight="normal" officeooo:rsid="00510b5e" officeooo:paragraph-rsid="00510b5e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text-properties style:font-name="Consolas" fo:font-size="14pt" fo:font-style="normal" fo:font-weight="normal" officeooo:rsid="005cd595" officeooo:paragraph-rsid="005cd595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text-properties style:font-name="Consolas" fo:font-size="14pt" fo:font-style="normal" fo:font-weight="normal" officeooo:rsid="006a8144" officeooo:paragraph-rsid="006a8144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text-properties style:font-name="Consolas" fo:font-size="14pt" fo:font-style="normal" fo:font-weight="normal" officeooo:rsid="006bbc98" officeooo:paragraph-rsid="006bbc98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style:text-properties style:font-name="Consolas" fo:font-size="14pt" fo:font-style="normal" fo:font-weight="normal" officeooo:rsid="006c72bc" officeooo:paragraph-rsid="006c72bc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style:text-properties style:font-name="Consolas" fo:font-size="14pt" fo:font-style="normal" fo:font-weight="normal" officeooo:rsid="006945cb" officeooo:paragraph-rsid="006945cb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style:text-properties style:font-name="Consolas" fo:font-size="14pt" fo:font-style="normal" fo:font-weight="bold" officeooo:rsid="00220e91" officeooo:paragraph-rsid="00220e91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style:text-properties style:font-name="Consolas" fo:font-size="14pt" fo:font-style="normal" fo:font-weight="bold" officeooo:rsid="005138c2" officeooo:paragraph-rsid="005138c2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>
      <style:text-properties style:font-name="Consolas" fo:font-size="14pt" fo:font-style="normal" fo:font-weight="bold" officeooo:rsid="006c72bc" officeooo:paragraph-rsid="006c72bc" style:font-size-asian="12.25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>
      <style:text-properties style:font-name="Consolas" fo:font-size="14pt" fo:font-style="italic" fo:font-weight="normal" officeooo:rsid="0059e68b" officeooo:paragraph-rsid="0059e68b" style:font-size-asian="12.25pt" style:font-style-asian="italic" style:font-weight-asian="normal" style:font-size-complex="14pt" style:font-style-complex="italic" style:font-weight-complex="normal"/>
    </style:style>
    <style:style style:name="P136" style:family="paragraph" style:parent-style-name="Standard">
      <style:text-properties style:font-name="Consolas" fo:font-size="14pt" fo:font-style="italic" fo:font-weight="normal" officeooo:rsid="005b20f6" officeooo:paragraph-rsid="005b20f6" style:font-size-asian="12.25pt" style:font-style-asian="italic" style:font-weight-asian="normal" style:font-size-complex="14pt" style:font-style-complex="italic" style:font-weight-complex="normal"/>
    </style:style>
    <style:style style:name="P137" style:family="paragraph" style:parent-style-name="Standard">
      <style:text-properties style:font-name="Consolas" fo:font-size="24pt" fo:font-style="normal" fo:font-weight="normal" officeooo:rsid="006c72bc" officeooo:paragraph-rsid="006c72bc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>
      <style:text-properties style:font-name="Consolas" fo:font-size="18pt" fo:font-weight="normal" officeooo:rsid="006e5089" officeooo:paragraph-rsid="006e5089" style:font-size-asian="12.25pt" style:font-weight-asian="normal" style:font-size-complex="14pt" style:font-weight-complex="normal"/>
    </style:style>
    <style:style style:name="P139" style:family="paragraph" style:parent-style-name="Standard">
      <style:text-properties style:font-name="Consolas" fo:font-size="18pt" fo:font-style="normal" fo:font-weight="bold" officeooo:rsid="006e5089" officeooo:paragraph-rsid="006e5089" style:font-size-asian="15.75pt" style:font-style-asian="normal" style:font-weight-asian="bold" style:font-size-complex="18pt" style:font-style-complex="normal" style:font-weight-complex="bold"/>
    </style:style>
    <style:style style:name="P140" style:family="paragraph" style:parent-style-name="Standard">
      <style:text-properties fo:color="#6a9955" style:font-name="Droid Sans Mono" fo:font-size="14pt" fo:font-style="normal" fo:font-weight="normal" officeooo:rsid="006c72bc" officeooo:paragraph-rsid="006c72bc" fo:background-color="#1e1e1e" style:font-size-asian="14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italic" fo:font-weight="normal" officeooo:rsid="005b20f6" officeooo:paragraph-rsid="005b20f6" style:font-size-asian="12.25pt" style:font-style-asian="italic" style:font-weight-asian="normal" style:font-size-complex="14pt" style:font-style-complex="italic" style:font-weight-complex="normal"/>
    </style:style>
    <style:style style:name="P1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5cd595" officeooo:paragraph-rsid="005cd595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Consolas" fo:font-size="14pt" fo:font-style="normal" fo:font-weight="normal" officeooo:rsid="006bbc98" officeooo:paragraph-rsid="006bbc98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style:line-height-at-least="0.198in" fo:padding-left="0in" fo:padding-right="0in" fo:padding-top="0in" fo:padding-bottom="0.0291in" fo:border-left="none" fo:border-right="none" fo:border-top="none" fo:border-bottom="0.06pt solid #000000" style:join-border="false"/>
      <style:text-properties fo:color="#d4d4d4" style:font-name="Droid Sans Mono" fo:font-size="20.5pt" fo:font-weight="normal" fo:background-color="#1e1e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e424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4e652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f4d4" style:font-weight-asian="bold" style:font-weight-complex="bold"/>
    </style:style>
    <style:style style:name="T8" style:family="text">
      <style:text-properties officeooo:rsid="0029ca85"/>
    </style:style>
    <style:style style:name="T9" style:family="text">
      <style:text-properties officeooo:rsid="0033f4d4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528af3"/>
    </style:style>
    <style:style style:name="T12" style:family="text">
      <style:text-properties officeooo:rsid="0064fb65"/>
    </style:style>
    <style:style style:name="T13" style:family="text">
      <style:text-properties officeooo:rsid="0068f532"/>
    </style:style>
    <style:style style:name="T14" style:family="text">
      <style:text-properties fo:color="#9cdcfe"/>
    </style:style>
    <style:style style:name="T15" style:family="text">
      <style:text-properties fo:color="#9cdcfe" fo:font-style="normal" style:font-style-asian="normal" style:font-style-complex="normal"/>
    </style:style>
    <style:style style:name="T16" style:family="text">
      <style:text-properties fo:color="#dcdcaa"/>
    </style:style>
    <style:style style:name="T17" style:family="text">
      <style:text-properties fo:color="#dcdcaa" fo:font-style="normal" style:font-style-asian="normal" style:font-style-complex="normal"/>
    </style:style>
    <style:style style:name="T18" style:family="text">
      <style:text-properties fo:color="#ce9178"/>
    </style:style>
    <style:style style:name="T19" style:family="text">
      <style:text-properties fo:color="#ce9178" fo:font-style="normal" style:font-style-asian="normal" style:font-style-complex="normal"/>
    </style:style>
    <style:style style:name="T20" style:family="text">
      <style:text-properties fo:color="#569cd6"/>
    </style:style>
    <style:style style:name="T21" style:family="text">
      <style:text-properties fo:color="#569cd6" fo:font-style="normal" style:font-style-asian="normal" style:font-style-complex="normal"/>
    </style:style>
    <style:style style:name="T22" style:family="text">
      <style:text-properties fo:color="#c586c0"/>
    </style:style>
    <style:style style:name="T23" style:family="text">
      <style:text-properties fo:color="#b5cea8"/>
    </style:style>
    <style:style style:name="T24" style:family="text">
      <style:text-properties officeooo:rsid="007014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Node.js</text:p>
      <text:p text:style-name="P88">This document will serve as my notes when I’m taking the entire lecture, kind of like a referral go to.</text:p>
      <text:p text:style-name="P88"/>
      <text:p text:style-name="P75">Introduction to Node JS</text:p>
      <text:p text:style-name="P76">Highly scalable, data intensive, and real-time apps.</text:p>
      <text:p text:style-name="P76">Super fast and highly scalable surfaces.</text:p>
      <text:p text:style-name="P76"/>
      <text:p text:style-name="P76">Node vs Spring</text:p>
      <text:list xml:id="list7555015239835168712" text:style-name="L1">
        <text:list-item>
          <text:p text:style-name="P115">Built twice as fast, fewer people</text:p>
        </text:list-item>
        <text:list-item>
          <text:p text:style-name="P115">33% fewer lines of code</text:p>
        </text:list-item>
        <text:list-item>
          <text:p text:style-name="P115">40% fewer files</text:p>
        </text:list-item>
        <text:list-item>
          <text:p text:style-name="P115">2x request/sec</text:p>
        </text:list-item>
        <text:list-item>
          <text:p text:style-name="P115">35% faster response time</text:p>
        </text:list-item>
      </text:list>
      <text:p text:style-name="P76"/>
      <text:p text:style-name="P75">Uses JavaScript :O</text:p>
      <text:p text:style-name="P75">Large Ecosystem of open-source libs</text:p>
      <text:p text:style-name="P75"/>
      <text:p text:style-name="P76"/>
      <text:p text:style-name="P138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/>
      <text:p text:style-name="P92"><text:soft-page-break/>Node JS Architecture</text:p>
      <text:p text:style-name="P75">* Ryan Dahl – Creator of Node</text:p>
      <text:p text:style-name="P75"/>
      <text:p text:style-name="P77">Chrome’s V8 (Fastest JS engine) to C++ body = Node.js</text:p>
      <text:p text:style-name="P77"/>
      <text:p text:style-name="P2">Browsers JS vs Node</text:p>
      <text:p text:style-name="P2">- Node allows file manipulation/loading.</text:p>
      <text:p text:style-name="P2">- Network fun.</text:p>
      <text:p text:style-name="P2"/>
      <text:p text:style-name="P49">Node.js =/ <text:span text:style-name="T1">Programming Language or a framework!</text:span></text:p>
      <text:p text:style-name="P77"/>
      <text:p text:style-name="P77">Node.js is a run-time environment!</text:p>
      <text:p text:style-name="P77"/>
      <text:p text:style-name="P3"/>
      <text:p text:style-name="P89">Running</text:p>
      <text:p text:style-name="P89"/>
      <text:p text:style-name="P50">Node js runs asynchronously! </text:p>
      <text:p text:style-name="P50"/>
      <text:p text:style-name="P50">How? It doesn’t quite <text:s/>use multiple threads as this would consume a ton of resources. Instead it uses an Event Queue (Like a dispatcher), Node sets up <text:span text:style-name="T2">the request then when that process finishes the request then it gets drawn out from the Event Queue for the next instruction.</text:span></text:p>
      <text:p text:style-name="P50"/>
      <text:p text:style-name="P3"/>
      <text:p text:style-name="P78">Node JS is ideal for I/O-intensive apps.</text:p>
      <text:p text:style-name="P79">Do not use NODE for CPU-intensive apps.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93"><text:soft-page-break/>Node Module System</text:p>
      <text:p text:style-name="P4"/>
      <text:p text:style-name="P5"/>
      <text:p text:style-name="P1">Javascript globals (Belongs to window object)</text:p>
      <text:p text:style-name="P1"><text:tab/>- setTimeout(); → Call a function after a delay</text:p>
      <text:p text:style-name="P1"><text:tab/>- clearTimeout(); </text:p>
      <text:p text:style-name="P1"><text:tab/>- setInterval(); → Call a function after a delay</text:p>
      <text:p text:style-name="P1"><text:tab/>- clearInterval();<text:tab/></text:p>
      <text:p text:style-name="P1"/>
      <text:p text:style-name="P1">Browsers → window object → window.console.log or just console.log (Prefixes with window)</text:p>
      <text:p text:style-name="P1">Even var message → window.message.</text:p>
      <text:p text:style-name="P1"/>
      <text:p text:style-name="P80"><text:span text:style-name="T4">Even </text:span><text:span text:style-name="T3">global </text:span><text:span text:style-name="T4">has saying.</text:span></text:p>
      <text:p text:style-name="P1"/>
      <text:p text:style-name="P1"/>
      <text:p text:style-name="P132">Node variables are not added to the global.</text:p>
      <text:p text:style-name="P132"/>
      <text:p text:style-name="P1">var message = '';</text:p>
      <text:p text:style-name="P1">console.log(message); → Correct!</text:p>
      <text:p text:style-name="P1">console.log(global.message); → Incorrect!</text:p>
      <text:p text:style-name="P1"/>
      <text:p text:style-name="P1"/>
      <text:p text:style-name="P80"><text:span text:style-name="T3">Problem with global scope → </text:span><text:span text:style-name="T4">Don’t define variables in the global scope (Even functions!). Since it might be overwritten! OOP → Encapsulation is needed, using modularity. (SCOPE) </text:span></text:p>
      <text:p text:style-name="P1"/>
      <text:p text:style-name="P1">Every node application has at least one file or one module as main. (tutorials is app.j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nsole.log(module);</text:p>
      <text:p text:style-name="P1">Module {</text:p>
      <text:p text:style-name="P1"><text:s text:c="2"/>id: '.',</text:p>
      <text:p text:style-name="P80"><text:span text:style-name="T4"><text:s text:c="2"/></text:span><text:span text:style-name="T3">exports</text:span><text:span text:style-name="T4">: {}, </text:span><text:span text:style-name="T5">→ Anything added to this will be available on the outside.</text:span></text:p>
      <text:p text:style-name="P1"><text:s text:c="2"/>parent: null,</text:p>
      <text:p text:style-name="P1"><text:s text:c="2"/>filename:</text:p>
      <text:p text:style-name="P1"><text:s text:c="3"/>'/home/kyle/Documents/DailyProgrammingChallenges/Studying/learning_node/Node_Module_System/first-app/app.js',</text:p>
      <text:p text:style-name="P1"><text:s text:c="2"/>loaded: false,</text:p>
      <text:p text:style-name="P1"><text:s text:c="2"/>children: [],</text:p>
      <text:p text:style-name="P1"><text:s text:c="2"/>paths:</text:p>
      <text:p text:style-name="P1"><text:s text:c="3"/>[ '/home/kyle/Documents/DailyProgrammingChallenges/Studying/learning_node/Node_Module_System/first-app/node_modules',</text:p>
      <text:p text:style-name="P1"><text:s text:c="5"/>'/home/kyle/Documents/DailyProgrammingChallenges/Studying/learning_node/Node_Module_System/node_modules',</text:p>
      <text:p text:style-name="P1"><text:s text:c="5"/>'/home/kyle/Documents/DailyProgrammingChallenges/Studying/learning_node/node_modules',</text:p>
      <text:p text:style-name="P1"><text:s text:c="5"/>'/home/kyle/Documents/DailyProgrammingChallenges/Studying/node_modules',</text:p>
      <text:p text:style-name="P1"><text:s text:c="5"/>'/home/kyle/Documents/DailyProgrammingChallenges/node_modules',</text:p>
      <text:p text:style-name="P1"><text:s text:c="5"/>'/home/kyle/Documents/node_modules',</text:p>
      <text:p text:style-name="P1"><text:s text:c="5"/>'/home/kyle/node_modules',</text:p>
      <text:p text:style-name="P1"><text:s text:c="5"/>'/home/node_modules',</text:p>
      <text:p text:style-name="P1"><text:s text:c="5"/>'/node_modules' ] 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To export (Make our module known):</text:p>
      <text:p text:style-name="P6">module.exports.NAME = WANT KNOWN;</text:p>
      <text:p text:style-name="P6"/>
      <text:p text:style-name="P6">To import/require. Don’t need to add .js since Node assumes its a JavaScript file, if not, define.</text:p>
      <text:p text:style-name="P6">require(‘./...’);</text:p>
      <text:p text:style-name="P1"/>
      <text:p text:style-name="P1"/>
      <text:p text:style-name="P6">var logger = require(‘./logger’);</text:p>
      <text:p text:style-name="P6">console.log(logger);</text:p>
      <text:p text:style-name="P6"/>
      <text:p text:style-name="P6">app.js → { log: [Function: log] }</text:p>
      <text:p text:style-name="P6"/>
      <text:p text:style-name="P6">logger.log(‘message’); → prints message.</text:p>
      <text:p text:style-name="P6"/>
      <text:p text:style-name="P7">We can also eliminate module.exports.log to module.exports = log to make the logger.js require a complete function. <text:span text:style-name="T8">(Not requiring an additional call to the actual function inside the script).</text:span></text:p>
      <text:p text:style-name="P6"/>
      <text:p text:style-name="P51">JavaScript recent implementation has added constants to the language, using the const keyword. (Similar to Java’s final keyword).</text:p>
      <text:p text:style-name="P51"/>
      <text:p text:style-name="P6">Instead of var logger = …</text:p>
      <text:p text:style-name="P6">Use <text:span text:style-name="T6">const </text:span>logger = …. </text:p>
      <text:p text:style-name="P6"/>
      <text:p text:style-name="P6">When requiring, we don’t want to overwrite variables (Since JavaScript is an interpreted language, we will run into this).</text:p>
      <text:p text:style-name="P6"/>
      <text:p text:style-name="P118">We can use jshint to find possible errors of .js files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1"><text:soft-page-break/>Creating a syntax error on the first line.</text:p>
      <text:p text:style-name="P8">node app.js </text:p>
      <text:p text:style-name="P8">/home/kyle/Documents/DailyProgrammingChallenges/Studying/learning_node/Node_Module_System/first-app/logger.js:1</text:p>
      <text:p text:style-name="P8">(function (exports, require, module, __filename, __dirname) { var x =;</text:p>
      <text:p text:style-name="P8"/>
      <text:p text:style-name="P8">Node wraps the code upon execution. </text:p>
      <text:p text:style-name="P8"/>
      <text:p text:style-name="P52">Immediately Invoked Function Expression – IIFE</text:p>
      <text:p text:style-name="P8"><text:span text:style-name="T6">(function (exports, require, module, __filename, __dirname) {</text:span> </text:p>
      <text:p text:style-name="P8"><text:tab/>… (app.js code)</text:p>
      <text:p text:style-name="P52">}</text:p>
      <text:p text:style-name="P52"/>
      <text:p text:style-name="P8"/>
      <text:p text:style-name="P53">Also known as the Module Wrapper Function!</text:p>
      <text:p text:style-name="P99"/>
      <text:p text:style-name="P9"/>
      <text:p text:style-name="P10">(function (exports, require, module, __filename, __dirname) { </text:p>
      <text:p text:style-name="P10"><text:tab/>var url = 'http://mylogger.io/log';</text:p>
      <text:p text:style-name="P10"/>
      <text:p text:style-name="P10"><text:tab/>function log(message) {</text:p>
      <text:p text:style-name="P10"><text:tab/><text:tab/>// Send an HTTP request</text:p>
      <text:p text:style-name="P10"><text:tab/><text:tab/>console.log(message);</text:p>
      <text:p text:style-name="P10"><text:tab/>}</text:p>
      <text:p text:style-name="P10"/>
      <text:p text:style-name="P10"><text:tab/>// Add our function to </text:p>
      <text:p text:style-name="P10"><text:tab/>// a variable log in exports</text:p>
      <text:p text:style-name="P10"><text:tab/>module.exports.log = log;</text:p>
      <text:p text:style-name="P10"><text:tab/>//module.exports.baseUrl = url;</text:p>
      <text:p text:style-name="P10"/>
      <text:p text:style-name="P10"><text:tab/>module.exports = log;</text:p>
      <text:p text:style-name="P10"><text:tab/>exports.log = log;</text:p>
      <text:p text:style-name="P10"/>
      <text:p text:style-name="P10"><text:tab/><text:span text:style-name="T6">exports = log; // Nope, references module.exports</text:span></text:p>
      <text:p text:style-name="P10"/>
      <text:p text:style-name="P10">}</text:p>
      <text:p text:style-name="P54"/>
      <text:p text:style-name="P54"><text:soft-page-break/>API <text:span text:style-name="T1">→ </text:span><text:a xlink:type="simple" xlink:href="https://nodejs.org/dist/latest-v10.x/docs/api/" text:style-name="Internet_20_link" text:visited-style-name="Visited_20_Internet_20_Link"><text:span text:style-name="T1">https://nodejs.org/dist/latest-v10.x/docs/api/</text:span></text:a></text:p>
      <text:p text:style-name="P119"/>
      <text:p text:style-name="P55"><text:span text:style-name="T1">Using NodeJS </text:span>path<text:span text:style-name="T1"> module:</text:span></text:p>
      <text:p text:style-name="P120"/>
      <text:p text:style-name="P120">const path = require('path');</text:p>
      <text:p text:style-name="P120"/>
      <text:p text:style-name="P120">var pathObj = path.parse(__dirname);</text:p>
      <text:p text:style-name="P120"/>
      <text:p text:style-name="P120">console.log(pathObj);</text:p>
      <text:p text:style-name="P120"/>
      <text:p text:style-name="P120">{ root: '/',</text:p>
      <text:p text:style-name="P120"><text:s text:c="2"/>dir:</text:p>
      <text:p text:style-name="P120"><text:s text:c="3"/>'/home/kyle/Documents/DailyProgrammingChallenges/Studying/learning_node/Node_Module_System',</text:p>
      <text:p text:style-name="P120"><text:s text:c="2"/>base: 'first-app',</text:p>
      <text:p text:style-name="P120"><text:s text:c="2"/>ext: '',</text:p>
      <text:p text:style-name="P120"><text:s text:c="2"/>name: 'first-app' </text:p>
      <text:p text:style-name="P120">}</text:p>
      <text:p text:style-name="P100"/>
      <text:p text:style-name="P11"/>
      <text:p text:style-name="P11">Using NodeJS <text:span text:style-name="T6">os </text:span>moudle + Template String by ECMAScript:</text:p>
      <text:p text:style-name="P11"/>
      <text:p text:style-name="P11">const os = require('os');</text:p>
      <text:p text:style-name="P11"/>
      <text:p text:style-name="P11">var totalMemory = os.totalmem();</text:p>
      <text:p text:style-name="P11">var freeMemory = os.freemem();</text:p>
      <text:p text:style-name="P11"/>
      <text:p text:style-name="P11">// Template string</text:p>
      <text:p text:style-name="P11">// ES6 / ES2015 : <text:s/>ECMAScript 6</text:p>
      <text:p text:style-name="P11"/>
      <text:p text:style-name="P11">console.log(`Total Memory: ${totalMemory}`);</text:p>
      <text:p text:style-name="P11">console.log(`Free Memory ${freeMemory}`);</text:p>
      <text:p text:style-name="P11"/>
      <text:p text:style-name="P12">Total Memory: 8375619584</text:p>
      <text:p text:style-name="P12">Free Memory 5222973440</text:p>
      <text:p text:style-name="P12"/>
      <text:p text:style-name="P12">* <text:span text:style-name="T9">We can use this to obtain information about the </text:span><text:span text:style-name="T7">server </text:span><text:span text:style-name="T9">since NodeJS runs as such.</text:span></text:p>
      <text:p text:style-name="P101"/>
      <text:p text:style-name="P12"/>
      <text:p text:style-name="P13"><text:soft-page-break/>Using NodeJS <text:span text:style-name="T6">fs </text:span>module:</text:p>
      <text:p text:style-name="P13"/>
      <text:p text:style-name="P14">const fs = require('fs');</text:p>
      <text:p text:style-name="P14"/>
      <text:p text:style-name="P14">const files = fs.readdirSync('./');</text:p>
      <text:p text:style-name="P14">console.log(files);</text:p>
      <text:p text:style-name="P14"/>
      <text:p text:style-name="P14">[ 'app.js', 'logger.js' ]</text:p>
      <text:p text:style-name="P14"/>
      <text:p text:style-name="P56">We can also use asynchronous function of readdir.</text:p>
      <text:p text:style-name="P56"/>
      <text:p text:style-name="P15">const fs = require('fs');</text:p>
      <text:p text:style-name="P15"/>
      <text:p text:style-name="P15">fs.readdir('./', function(err, files) { ← <text:span text:style-name="T6">Call back</text:span></text:p>
      <text:p text:style-name="P15"><text:tab/>if (err) console.log(err);</text:p>
      <text:p text:style-name="P15"><text:tab/>else console.log(files);</text:p>
      <text:p text:style-name="P15">});</text:p>
      <text:p text:style-name="P15"/>
      <text:p text:style-name="P15">[ 'app.js', 'logger.js' ]</text:p>
      <text:p text:style-name="P15"/>
      <text:p text:style-name="P15"/>
      <text:p text:style-name="P57">Simulate an error</text:p>
      <text:p text:style-name="P16">const fs = require('fs');</text:p>
      <text:p text:style-name="P16"/>
      <text:p text:style-name="P16">fs.readdir('$', function(err, files) {</text:p>
      <text:p text:style-name="P16"><text:tab/>if (err) console.log(err);</text:p>
      <text:p text:style-name="P16"><text:tab/>else console.log(files);</text:p>
      <text:p text:style-name="P16">});</text:p>
      <text:p text:style-name="P16"/>
      <text:p text:style-name="P16">{ [Error: ENOENT: no such file or directory, scandir '$'] errno: -2, code: 'ENOENT', syscall: 'scandir', path: '$' }</text:p>
      <text:p text:style-name="P102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Much of Node’s functionality is based on <text:span text:style-name="T6">Events</text:span>!</text:p>
      <text:p text:style-name="P18"/>
      <text:p text:style-name="P19">Using NodeJS <text:span text:style-name="T6">events </text:span>module:</text:p>
      <text:p text:style-name="P19"/>
      <text:p text:style-name="P19">// This require of events is a class.</text:p>
      <text:p text:style-name="P19">const EventEmitter = require('events');</text:p>
      <text:p text:style-name="P19">const emitter = new EventEmitter();</text:p>
      <text:p text:style-name="P19"/>
      <text:p text:style-name="P19">// Register a listener (addListener = on, just an alias)</text:p>
      <text:p text:style-name="P19">emitter.on('messageLogged', function() {</text:p>
      <text:p text:style-name="P19"><text:tab/>console.log('Listener called.');</text:p>
      <text:p text:style-name="P19">});</text:p>
      <text:p text:style-name="P19"/>
      <text:p text:style-name="P19">// Raise an event.</text:p>
      <text:p text:style-name="P19">emitter.emit('messageLogged');</text:p>
      <text:p text:style-name="P19"/>
      <text:p text:style-name="P19">Listener called.</text:p>
      <text:p text:style-name="P19"/>
      <text:p text:style-name="P58">* jQuery uses the on function to listen for an event!</text:p>
      <text:p text:style-name="P19"/>
      <text:p text:style-name="P20">Adding arguments through the event emitter/listener.</text:p>
      <text:p text:style-name="P20">// This require of events is a class.</text:p>
      <text:p text:style-name="P20">const EventEmitter = require('events');</text:p>
      <text:p text:style-name="P20">const emitter = new EventEmitter();</text:p>
      <text:p text:style-name="P20"/>
      <text:p text:style-name="P20">// Register a listener (addListener = on, just an alias)</text:p>
      <text:p text:style-name="P20">emitter.on('messageLogged', function(args) {</text:p>
      <text:p text:style-name="P20"><text:tab/>console.log('Listener called.', args);</text:p>
      <text:p text:style-name="P20">});</text:p>
      <text:p text:style-name="P20"/>
      <text:p text:style-name="P20">// Raise an event. Now added an event argument object.</text:p>
      <text:p text:style-name="P20">emitter.emit('messageLogged', {id: 1, url: 'http://'});</text:p>
      <text:p text:style-name="P20"/>
      <text:p text:style-name="P20">Listener called. { id: 1, url: 'http://' }</text:p>
      <text:p text:style-name="P20"/>
      <text:p text:style-name="P59">ES6 introduced lambda → <text:span text:style-name="T1">Changing function(args) {</text:span></text:p>
      <text:p text:style-name="P20">to (args) =&gt; {</text:p>
      <text:p text:style-name="P103"/>
      <text:p text:style-name="P20"/>
      <text:p text:style-name="P20"/>
      <text:p text:style-name="P20"/>
      <text:p text:style-name="P21"><text:soft-page-break/>Creating a <text:span text:style-name="T6">class </text:span>in NodeJS</text:p>
      <text:list xml:id="list3749289181580454573" text:style-name="L2">
        <text:list-item>
          <text:p text:style-name="P122">Standard naming convention of classes in Java.</text:p>
        </text:list-item>
        <text:list-item>
          <text:p text:style-name="P123">When a function is within a class</text:p>
          <text:list>
            <text:list-item>
              <text:p text:style-name="P123">You don’t need the function declaration</text:p>
            </text:list-item>
            <text:list-item>
              <text:p text:style-name="P123">It goes from a function to a method (Same thing but Node-ism)</text:p>
            </text:list-item>
          </text:list>
        </text:list-item>
      </text:list>
      <text:p text:style-name="P22">classes also have the extends property to obtain properties from a possible parent or related class.</text:p>
      <text:p text:style-name="P22"/>
      <text:p text:style-name="P60">app.js</text:p>
      <text:p text:style-name="P23">const Logger = require('./logger');</text:p>
      <text:p text:style-name="P23">const logger = new Logger();</text:p>
      <text:p text:style-name="P23"/>
      <text:p text:style-name="P23">// Register a listener (addListener = on, just an alias)</text:p>
      <text:p text:style-name="P23">logger.on('messageLogged', (args) =&gt; {</text:p>
      <text:p text:style-name="P23"><text:tab/>console.log('Listener called.', args);</text:p>
      <text:p text:style-name="P23">});</text:p>
      <text:p text:style-name="P23"/>
      <text:p text:style-name="P23">logger.log('message');</text:p>
      <text:p text:style-name="P22"/>
      <text:p text:style-name="P22"/>
      <text:p text:style-name="P60">logger.js </text:p>
      <text:p text:style-name="P23">const EventEmitter = require('events');</text:p>
      <text:p text:style-name="P23"/>
      <text:p text:style-name="P23">var url = 'http://mylogger.io/log';</text:p>
      <text:p text:style-name="P23"/>
      <text:p text:style-name="P23">// Pascal case convention</text:p>
      <text:p text:style-name="P23">class Logger extends EventEmitter{</text:p>
      <text:p text:style-name="P23"><text:tab/>log(message) {</text:p>
      <text:p text:style-name="P23"><text:tab/><text:tab/>// Send an HTTP request</text:p>
      <text:p text:style-name="P23"><text:tab/><text:tab/>console.log(message);</text:p>
      <text:p text:style-name="P23"><text:tab/><text:tab/>// Raise an event. Now added an event argument object.</text:p>
      <text:p text:style-name="P23"><text:tab/><text:tab/>this.emit('messageLogged', {id: 1, url: 'http://'});</text:p>
      <text:p text:style-name="P23"><text:tab/>}</text:p>
      <text:p text:style-name="P23">}</text:p>
      <text:p text:style-name="P23"/>
      <text:p text:style-name="P23">module.exports = Logger;</text:p>
      <text:p text:style-name="P23"/>
      <text:p text:style-name="P104">Listener called. { id: 1, url: 'http://' }</text:p>
      <text:p text:style-name="P24"><text:soft-page-break/>Using NodeJS <text:span text:style-name="T6">http </text:span>module:</text:p>
      <text:p text:style-name="P24"/>
      <text:p text:style-name="P25">const http = require('http');</text:p>
      <text:p text:style-name="P25"/>
      <text:p text:style-name="P25">const server = http.createServer();</text:p>
      <text:p text:style-name="P25"/>
      <text:p text:style-name="P25">server.on('connection', (socket) =&gt; {</text:p>
      <text:p text:style-name="P25"><text:tab/>console.log('New connection ...');</text:p>
      <text:p text:style-name="P25">});</text:p>
      <text:p text:style-name="P25"/>
      <text:p text:style-name="P25">server.listen(3000);</text:p>
      <text:p text:style-name="P25"/>
      <text:p text:style-name="P25">console.log('Listening on port 3000...');</text:p>
      <text:p text:style-name="P25"/>
      <text:p text:style-name="P61">localhost:3000 on webbrowser</text:p>
      <text:p text:style-name="P61"/>
      <text:p text:style-name="P25">Listening on port 3000...</text:p>
      <text:p text:style-name="P25">New connection …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oft-page-break/></text:p>
      <text:p text:style-name="P27">How about actually handling requests/responses?</text:p>
      <text:p text:style-name="P27"/>
      <text:p text:style-name="P27">const http = require('http');</text:p>
      <text:p text:style-name="P27"/>
      <text:p text:style-name="P27">const server = http.createServer((req, res) =&gt; {</text:p>
      <text:p text:style-name="P27"><text:tab/>if (req.url == '/') {</text:p>
      <text:p text:style-name="P27"><text:tab/><text:tab/>res.write('Hello world!');</text:p>
      <text:p text:style-name="P27"><text:tab/><text:tab/>res.end();</text:p>
      <text:p text:style-name="P27"><text:tab/>}</text:p>
      <text:p text:style-name="P27"/>
      <text:p text:style-name="P27"><text:tab/>if (req.url == '/api/courses') {</text:p>
      <text:p text:style-name="P27"><text:tab/><text:tab/>res.write(JSON.stringify([1,2,3]));</text:p>
      <text:p text:style-name="P27"><text:tab/><text:tab/>res.end();</text:p>
      <text:p text:style-name="P27"><text:tab/>}</text:p>
      <text:p text:style-name="P27"/>
      <text:p text:style-name="P27">});</text:p>
      <text:p text:style-name="P27"/>
      <text:p text:style-name="P27">server.listen(3000);</text:p>
      <text:p text:style-name="P27"/>
      <text:p text:style-name="P27">console.log('Listening on port 3000 ...');</text:p>
      <text:p text:style-name="P27"/>
      <text:p text:style-name="P62">Webbrowser → localhost:3000 or localhost:3000/api/courses</text:p>
      <text:p text:style-name="P62"/>
      <text:p text:style-name="P105">Returns conten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94"><text:soft-page-break/>Node Package Module (NPM)</text:p>
      <text:p text:style-name="P29"/>
      <text:p text:style-name="P29"/>
      <text:p text:style-name="P28">Useful command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2">Command</text:p>
          </table:table-cell>
          <table:table-cell table:style-name="Table1.B1" office:value-type="string">
            <text:p text:style-name="P112">Description</text:p>
          </table:table-cell>
        </table:table-row>
        <table:table-row>
          <table:table-cell table:style-name="Table1.A2" office:value-type="string">
            <text:p text:style-name="P112">npm</text:p>
          </table:table-cell>
          <table:table-cell table:style-name="Table1.B2" office:value-type="string">
            <text:p text:style-name="P112">Node Package Manager</text:p>
          </table:table-cell>
        </table:table-row>
        <table:table-row>
          <table:table-cell table:style-name="Table1.A2" office:value-type="string">
            <text:p text:style-name="P114">i</text:p>
          </table:table-cell>
          <table:table-cell table:style-name="Table1.B2" office:value-type="string">
            <text:p text:style-name="P112">Install</text:p>
          </table:table-cell>
        </table:table-row>
        <table:table-row>
          <table:table-cell table:style-name="Table1.A2" office:value-type="string">
            <text:p text:style-name="P112">-g</text:p>
          </table:table-cell>
          <table:table-cell table:style-name="Table1.B2" office:value-type="string">
            <text:p text:style-name="P112">Global</text:p>
          </table:table-cell>
        </table:table-row>
        <table:table-row>
          <table:table-cell table:style-name="Table1.A2" office:value-type="string">
            <text:p text:style-name="P112">npm init</text:p>
          </table:table-cell>
          <table:table-cell table:style-name="Table1.B2" office:value-type="string">
            <text:p text:style-name="P112">Create base of app</text:p>
          </table:table-cell>
        </table:table-row>
        <table:table-row>
          <table:table-cell table:style-name="Table1.A2" office:value-type="string">
            <text:p text:style-name="P113">--yes</text:p>
          </table:table-cell>
          <table:table-cell table:style-name="Table1.B2" office:value-type="string">
            <text:p text:style-name="P113">Coupled with init</text:p>
          </table:table-cell>
        </table:table-row>
      </table:table>
      <text:p text:style-name="P28"/>
      <text:p text:style-name="P31">Init</text:p>
      <text:p text:style-name="P31">npm init → Setup project → Can also use –yes to bypass everything.</text:p>
      <text:p text:style-name="P28"/>
      <text:p text:style-name="P30">Installations</text:p>
      <text:p text:style-name="P30"/>
      <text:p text:style-name="P63">sudo <text:span text:style-name="T1">→ Crucial on my Debian system</text:span></text:p>
      <text:p text:style-name="P30"/>
      <text:p text:style-name="P63">sudo <text:span text:style-name="T1">npm i -g jshint</text:span></text:p>
      <text:p text:style-name="P63">sudo <text:span text:style-name="T1">npm install underscore → Used during the course</text:span></text:p>
      <text:p text:style-name="P30"/>
      <text:p text:style-name="P31">package.json would’ve been created in the initial init. This then shows a json layout of all the data/dependencies required. Installations also create a node_modules folder that contains all these modules for your project.</text:p>
      <text:p text:style-name="P31"/>
      <text:p text:style-name="P64">Newer version of NPM</text:p>
      <text:p text:style-name="P32">When installing multiple packages, what happens if we have a dependency conflict? Meaning a package for two different packages need to be installed with different versions.</text:p>
      <text:p text:style-name="P32"/>
      <text:p text:style-name="P32">This resolves into a FCFS, after the first package, the second package is then stored locally into the package just queued to be installed root directory.</text:p>
      <text:p text:style-name="P32"/>
      <text:p text:style-name="P32"/>
      <text:p text:style-name="P33"/>
      <text:p text:style-name="P33"/>
      <text:p text:style-name="P33"><text:soft-page-break/>Don’t include the <text:span text:style-name="T10">node_modules </text:span>directory upon push.</text:p>
      <text:p text:style-name="P32"/>
      <text:p text:style-name="P65">Resolving Dependencies</text:p>
      <text:p text:style-name="P34"/>
      <text:p text:style-name="P84"><text:span text:style-name="T6">sudo </text:span>npm i → Run within root where package.json lies.</text:p>
      <text:p text:style-name="P106"/>
      <text:p text:style-name="P36"/>
      <text:p text:style-name="P66">Semantic Versioning</text:p>
      <text:p text:style-name="P35"/>
      <text:p text:style-name="P35">4.13.6 → Major, Minor, Patch Release (Decimal ordering)</text:p>
      <text:p text:style-name="P35"/>
      <text:p text:style-name="P35">Conditions</text:p>
      <text:p text:style-name="P35"/>
      <text:p text:style-name="P66">Bug fix in current versions</text:p>
      <text:p text:style-name="P35">- Increment Patch Release</text:p>
      <text:p text:style-name="P35"/>
      <text:p text:style-name="P66">Adding new feature, doesn’t break the API</text:p>
      <text:p text:style-name="P35">- Increment Minor Release</text:p>
      <text:p text:style-name="P35"/>
      <text:p text:style-name="P66">Adding new feature, breaks the API</text:p>
      <text:p text:style-name="P35">- Increment Major Relase</text:p>
      <text:p text:style-name="P35"/>
      <text:p text:style-name="P35"/>
      <text:p text:style-name="P36">The caret character. We only are focused on the major release.</text:p>
      <text:p text:style-name="P36"/>
      <text:p text:style-name="P36">Say</text:p>
      <text:p text:style-name="P36">“^4.13.6” → We only care about version 4. If there’s a new version out but the major doesn’t match, ignore. Else we can focus on minor and patch releases. Hence <text:span text:style-name="T6">we only care about upgrading a newer version of the minor and patch release under major release 4.</text:span></text:p>
      <text:p text:style-name="P133"/>
      <text:p text:style-name="P36">“<text:span text:style-name="T11">^4.13.6” == “4.x”</text:span></text:p>
      <text:p text:style-name="P36">“<text:span text:style-name="T11">^4.13.6” == “~4.13.x”</text:span></text:p>
      <text:p text:style-name="P36"/>
      <text:p text:style-name="P37">This can cause issues though.</text:p>
      <text:p text:style-name="P37"/>
      <text:p text:style-name="P107">We want the EXACT version → Remove caret or tilde character. Will match exactly → 4.13.6.</text:p>
      <text:p text:style-name="P38"/>
      <text:p text:style-name="P67"><text:soft-page-break/>Viewing dependencies</text:p>
      <text:p text:style-name="P67"/>
      <text:p text:style-name="P85">npm list → Prints nice view of all dependencies within the project tree.</text:p>
      <text:p text:style-name="P85"/>
      <text:p text:style-name="P85">npm list –depth=0 → Prints depth of 0 within the generated tree.</text:p>
      <text:p text:style-name="P110"/>
      <text:p text:style-name="P85"/>
      <text:p text:style-name="P68">Viewing information of a packages</text:p>
      <text:p text:style-name="P135"/>
      <text:p text:style-name="P135">npm view PACKAGE → Prints detailed information of package.json contents for that package.</text:p>
      <text:p text:style-name="P135"/>
      <text:p text:style-name="P136">npm view PACKAGE … → Specify the sub content to be displayed.</text:p>
      <text:p text:style-name="P141"/>
      <text:p text:style-name="P136"/>
      <text:p text:style-name="P69">Exercise:<text:span text:style-name="T1"> Install underscore version 1.4.0</text:span></text:p>
      <text:p text:style-name="P127"/>
      <text:p text:style-name="P127">1. Check if this is a valid version using npm view underscore versions</text:p>
      <text:p text:style-name="P69"><text:span text:style-name="T1">2. Install by </text:span>sudo <text:span text:style-name="T1">npm i -g </text:span><text:a xlink:type="simple" xlink:href="mailto:underscore@1.4.0" text:style-name="Internet_20_link" text:visited-style-name="Visited_20_Internet_20_Link"><text:span text:style-name="T1">underscore@1.4.0</text:span></text:a></text:p>
      <text:p text:style-name="P127">3. Profit</text:p>
      <text:p text:style-name="P142"/>
      <text:p text:style-name="P127"/>
      <text:p text:style-name="P70">Repository Management –<text:span text:style-name="T12"> Add -g for global</text:span></text:p>
      <text:p text:style-name="P39"/>
      <text:p text:style-name="P39">npm outdated → Prints releases that may need updating</text:p>
      <text:p text:style-name="P39">npm update → Update releases</text:p>
      <text:p text:style-name="P39"/>
      <text:p text:style-name="P40">Nifty tool to install → npm-check-updates</text:p>
      <text:p text:style-name="P40"/>
      <text:p text:style-name="P41">npm-check-updates → Checks for updates</text:p>
      <text:p text:style-name="P41">ncu -u → Upgrades dependencies</text:p>
      <text:p text:style-name="P41"/>
      <text:p text:style-name="P41"/>
      <text:p text:style-name="P42">Installing development libraries.</text:p>
      <text:p text:style-name="P82">npm I jshint –save-dev</text:p>
      <text:p text:style-name="P111"/>
      <text:p text:style-name="P82"/>
      <text:p text:style-name="P71"><text:soft-page-break/>Publishing a Package</text:p>
      <text:p text:style-name="P71"/>
      <text:p text:style-name="P42">You must have an account on npm.org → Use npm adduser</text:p>
      <text:p text:style-name="P42">If there’s already an account to use → Use npm login</text:p>
      <text:p text:style-name="P42"/>
      <text:p text:style-name="P43">Publish → npm publish → Name must be unique, check package.json.</text:p>
      <text:p text:style-name="P43"/>
      <text:p text:style-name="P72">Bugged?</text:p>
      <text:p text:style-name="P43">1. Fix your published repo.</text:p>
      <text:p text:style-name="P43">2. Update package.json to let npm know theres an update.</text:p>
      <text:p text:style-name="P43">3. npm publish will republish this repo with the committed changes.</text:p>
      <text:p text:style-name="P43">4. npm update/outdated etc after on other project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5"><text:soft-page-break/>RESTful APIs <text:span text:style-name="T13">using Express</text:span></text:p>
      <text:p text:style-name="P44"/>
      <text:p text:style-name="P45"><text:a xlink:type="simple" xlink:href="http://vidly.com/api/customers" text:style-name="Internet_20_link" text:visited-style-name="Visited_20_Internet_20_Link">http://vidly.com/api/customers</text:a></text:p>
      <text:p text:style-name="P45"/>
      <text:p text:style-name="P45">Breakdown of the endpoint </text:p>
      <text:p text:style-name="P45">- http:// or https:// (Secure channel)</text:p>
      <text:p text:style-name="P45">- vidly.com – Domain</text:p>
      <text:p text:style-name="P45">- api – Expose the RESTful service</text:p>
      <text:p text:style-name="P45">- customers – The resources</text:p>
      <text:p text:style-name="P45"/>
      <text:p text:style-name="P73">HTTP Methods</text:p>
      <text:p text:style-name="P46">GET, POST, PUT, DELETE</text:p>
      <text:p text:style-name="P46"/>
      <text:p text:style-name="P73">Get Customers</text:p>
      <text:p text:style-name="P46">Request → GET /api/customers</text:p>
      <text:p text:style-name="P46">Response → JSON body</text:p>
      <text:p text:style-name="P46"/>
      <text:p text:style-name="P73">Update a Customer</text:p>
      <text:p text:style-name="P46">Request → PUT /api/customers/1</text:p>
      <text:p text:style-name="P46">Response → JSON body</text:p>
      <text:p text:style-name="P46"/>
      <text:p text:style-name="P73">Delete a Customer</text:p>
      <text:p text:style-name="P46">Request → customer/1</text:p>
      <text:p text:style-name="P46"/>
      <text:p text:style-name="P73">Create a Customer</text:p>
      <text:p text:style-name="P46">Request → POST /api/customers</text:p>
      <text:p text:style-name="P46"/>
      <text:p text:style-name="P46">RESTful API → Expose our resources in a meaningful way and support various operations on basic HTTP operations.</text:p>
      <text:p text:style-name="P108"/>
      <text:p text:style-name="P47"/>
      <text:p text:style-name="P47">Useful Node Packages</text:p>
      <text:p text:style-name="P47"/>
      <text:p text:style-name="P47">* nodemon → Don’t need to kill the process and relaunch anymore.</text:p>
      <text:p text:style-name="P47"/>
      <text:p text:style-name="P47">* jshint → Debugs JavaScript for possible problems.</text:p>
      <text:p text:style-name="P47"/>
      <text:p text:style-name="P47">* <text:span text:style-name="T24">joi → Validation framework</text:span></text:p>
      <text:p text:style-name="P109"/>
      <text:p text:style-name="P48"/>
      <text:p text:style-name="P48"><text:soft-page-break/></text:p>
      <text:p text:style-name="P48"/>
      <text:p text:style-name="P74">Defining a Route via Parameters</text:p>
      <text:p text:style-name="P74"/>
      <text:p text:style-name="P48">To define a parameter</text:p>
      <text:p text:style-name="P48"/>
      <text:p text:style-name="P86">app.get(‘/api/courses/:id’) ← <text:span text:style-name="T3">id is our param.</text:span></text:p>
      <text:p text:style-name="P48"/>
      <text:p text:style-name="P48">To define multiple parameters</text:p>
      <text:p text:style-name="P48"/>
      <text:p text:style-name="P86">app.get(‘/api/courses/:id/:name`)</text:p>
      <text:p text:style-name="P48"/>
      <text:p text:style-name="P48">Ex:</text:p>
      <text:p text:style-name="P97"><text:span text:style-name="T15">app</text:span><text:span text:style-name="T3">.</text:span><text:span text:style-name="T17">get</text:span><text:span text:style-name="T3">(</text:span><text:span text:style-name="T19">'/api/courses/:id/:name'</text:span><text:span text:style-name="T3">, (</text:span><text:span text:style-name="T15">req</text:span><text:span text:style-name="T3">, </text:span><text:span text:style-name="T15">res</text:span><text:span text:style-name="T3">) </text:span><text:span text:style-name="T21">=&gt;</text:span><text:span text:style-name="T3"> {</text:span></text:p>
      <text:p text:style-name="P96"><text:span text:style-name="T14">res</text:span>.<text:span text:style-name="T16">send</text:span>(<text:span text:style-name="T14">req</text:span>.<text:span text:style-name="T14">params</text:span>);</text:p>
      <text:p text:style-name="P144">});</text:p>
      <text:p text:style-name="P137"/>
      <text:p text:style-name="P129">Variables</text:p>
      <text:p text:style-name="P129">const – Constant</text:p>
      <text:p text:style-name="P129">var – Simple variables</text:p>
      <text:p text:style-name="P129">let – Variable that will be reused later</text:p>
      <text:p text:style-name="P129"/>
      <text:p text:style-name="P143">Better to use const and let going forward with Node.js.</text:p>
      <text:p text:style-name="P130"/>
      <text:p text:style-name="P134">Sending status code + message</text:p>
      <text:p text:style-name="P130"/>
      <text:p text:style-name="P140">// /api/courses/1</text:p>
      <text:p text:style-name="P98"><text:span text:style-name="T14">app</text:span>.<text:span text:style-name="T16">get</text:span>(<text:span text:style-name="T18">'/api/courses/:id/:name'</text:span>, (<text:span text:style-name="T14">req</text:span>, <text:span text:style-name="T14">res</text:span>) <text:span text:style-name="T20">=&gt;</text:span> {</text:p>
      <text:p text:style-name="P98"><text:span text:style-name="T20">const</text:span> <text:span text:style-name="T14">course</text:span> = <text:span text:style-name="T14">courses</text:span>.<text:span text:style-name="T16">find</text:span>(<text:span text:style-name="T14">c</text:span> <text:span text:style-name="T20">=&gt;</text:span> <text:span text:style-name="T14">c</text:span>.<text:span text:style-name="T14">id</text:span> == <text:span text:style-name="T16">parseInt</text:span>(<text:span text:style-name="T14">req</text:span>.<text:span text:style-name="T14">params</text:span>.<text:span text:style-name="T14">id</text:span>));</text:p>
      <text:p text:style-name="P98"><text:span text:style-name="T22">if</text:span> (!<text:span text:style-name="T14">course</text:span>) {</text:p>
      <text:p text:style-name="P98"><text:span text:style-name="T14">res</text:span>.<text:span text:style-name="T16">status</text:span>(<text:span text:style-name="T23">404</text:span>).<text:span text:style-name="T16">send</text:span>(<text:span text:style-name="T18">'Not here my guy.'</text:span>);</text:p>
      <text:p text:style-name="P98">} <text:span text:style-name="T22">else</text:span> {</text:p>
      <text:p text:style-name="P98"><text:span text:style-name="T14">res</text:span>.<text:span text:style-name="T16">send</text:span>(<text:span text:style-name="T14">course</text:span>);</text:p>
      <text:p text:style-name="P98">}</text:p>
      <text:p text:style-name="P98">});</text:p>
      <text:p text:style-name="P130"/>
      <text:p text:style-name="P130"/>
      <text:p text:style-name="P130"/>
      <text:p text:style-name="P130"/>
      <text:p text:style-name="P130"><text:soft-page-break/></text:p>
      <text:p text:style-name="P130"/>
      <text:p text:style-name="P139">RESTful Response Codes</text:p>
      <text:p text:style-name="P139"/>
      <text:p text:style-name="P139">400 – Bad Request</text:p>
      <text:p text:style-name="P139">404 – Doesn’t Exist</text:p>
      <text:p text:style-name="P139">504 – Bad Web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8:20.354210419</meta:creation-date>
    <dc:date>2019-03-18T22:22:16.594273727</dc:date>
    <meta:editing-duration>PT17H15M52S</meta:editing-duration>
    <meta:editing-cycles>69</meta:editing-cycles>
    <meta:generator>LibreOffice/5.2.7.2$Linux_X86_64 LibreOffice_project/20m0$Build-2</meta:generator>
    <meta:document-statistic meta:table-count="1" meta:image-count="0" meta:object-count="0" meta:page-count="19" meta:paragraph-count="343" meta:word-count="1806" meta:character-count="12609" meta:non-whitespace-character-count="11009"/>
  </office:meta>
</office:document-meta>
</file>